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BillOfLading-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BillOfLading">
            <text:p>BillOfLading</text:p>
          </table:table-cell>
          <table:table-cell table:style-name="ce8" office:value-type="string" office:string-value="Bill Of Lading. Details">
            <text:p>Bill Of Lading. Details</text:p>
          </table:table-cell>
          <table:table-cell table:style-name="ce8" office:value-type="string" office:string-value=""/>
          <table:table-cell table:style-name="ce8" office:value-type="string" office:string-value="Bill Of Lading">
            <text:p>Bill Of Lading</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House Bill of Landing, Master Bill, Bill">
            <text:p>House Bill of Landing, Master Bill, Bill</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
            <text:p>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Cells R8 to AE21 (inclusive) moved down one row; extra trailing period removed from second paragraph of definition (cell Q2)">
            <text:p>Changes for UBL 2.0 Update Package: Cells R8 to AE21 (inclusive) moved down one row; extra trailing period removed from second paragraph of definition (cell Q2)</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Bill Of Lading. UBL Version Identifier. Identifier">
            <text:p>Bill Of Lading. UBL Vers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Bill Of Lading. Customization Identifier. Identifier">
            <text:p>Bill Of Lading. Customiza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Bill Of Lading. Profile Identifier. Identifier">
            <text:p>Bill Of Lading. Profile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Bill Of Lading. Profile Execution Identifier. Identifier">
            <text:p>Bill Of Lading. Profile Execu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Bill Of Lading. Identifier">
            <text:p>Bill Of Lading.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ill of Lading Number">
            <text:p>Bill of Lading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Bill Of Lading. Carrier Assigned_ Identifier. Identifier">
            <text:p>Bill Of Lading. Carrier Assigned_ Identifier. Identifie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ooking Reference Number">
            <text:p>Booking Reference Number</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such as a booking reference number) assigned by a carrier or its agent to identify a specific shipment when cargo space is reserved prior to loading.">
            <text:p>Reference number (such as a booking reference number) assigned by a carrier or its agent to identify a specific shipment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Bill Of Lading. UUID. Identifier">
            <text:p>Bill Of Lading. UUID.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Bill Of Lading. Issue Date. Date">
            <text:p>Bill Of Lading. Issue Date. Dat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Transport Document Date">
            <text:p>Transport Docum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Bill Of Lading. Issue Time. Time">
            <text:p>Bill Of Lading. Issue Time. Ti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Bill Of Lading. Name">
            <text:p>Bill Of Lading. Na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House Bill , Consolidated Bill of Lading , Proforma , Sea Waybill ">
            <text:p><text:s/>House Bill , <text:s/>Consolidated Bill of Lading , <text:s/>Proforma , <text:s/>Sea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Sea Waybill added to list of examples in cell R11">
            <text:p>Changes for UBL 2.0 Update Package: <text:s/>Sea Waybill <text:s/>added to list of examples in cell R11</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Bill Of Lading. Description. Text">
            <text:p>Bill Of Lading. Description.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Purpose of the document instance. to Textual description of the document instance. ">
            <text:p>Changes for UBL 2.0 Update Package: Definition (cell Q12) changed from <text:s/>Purpose of the document instanc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Bill Of Lading. Note. Text">
            <text:p>Bill Of Lading. Note.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Bill Of Lading. Document Status Code. Code">
            <text:p>Bill Of Lading. Document Status Code. Cod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Bill Of Lading (revision, replacement, etc.).">
            <text:p>A code signifying the status of the Bill Of Lading (revision, replacement, etc.).</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Bill Of Lading. Shipping Order Identifier. Identifier">
            <text:p>Bill Of Lading. Shipping Order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reight forwarding instruction, Shippers letter of instruction">
            <text:p>Freight forwarding instruction, Shippers letter of instruction</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or Forwarding Instruction.">
            <text:p>Reference number to identify a Shipping Order or Forwarding Instruction.</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Bill Of Lading. To Order_ Indicator. Indicator">
            <text:p>Bill Of Lading. To Order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Bill Of Lading. Ad Valorem_ Indicator. Indicator">
            <text:p>Bill Of Lading. Ad Valorem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Bill Of Lading. Declared Carriage_ Value. Amount">
            <text:p>Bill Of Lading. Declared Carriage_ Value. Amoun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office:value-type="string" table:style-name="ce9" office:string-value="Interest in Delivery">
            <text:p>Interest in Delivery</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Bill Of Lading. Other_ Instruction. Text">
            <text:p>Bill Of Lading. Other_ Instruction. Tex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office:value-type="string" table:style-name="ce9" office:string-value="Bill of Lading Remark">
            <text:p>Bill of Lading Remark</text:p>
          </table:table-cell>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to the forwarders or carriers related to the shipment. This element should only be used where such information cannot be represented in other structured information entities within the document.">
            <text:p>Other free-text instructions to the forwarders or carriers related to the shipment. This element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Bill Of Lading. Consignor_ Party. Party">
            <text:p>Bill Of Lading. Consigno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Bill Of Lading. Carrier_ Party. Party">
            <text:p>Bill Of Lading. Carri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Bill Of Lading. Freight Forwarder_ Party. Party">
            <text:p>Bill Of Lading. Freight Forward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Bill Of Lading. Shipment">
            <text:p>Bill Of Lading. Shipment</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Bill Of Lading. Document Reference">
            <text:p>Bill Of Lading. Document Referenc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Bill Of Lading. Exchange Rate">
            <text:p>Bill Of Lading. Exchange Rat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that directly relates to the rate of exchange (conversion) between two currencies.">
            <text:p>Information that directly relates to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10" office:value-type="string" office:string-value="Bill Of Lading. Document Distribution">
            <text:p>Bill Of Lading. Document Distribution</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ell Q26) changed from The distribution of the Bill to interested parties. to The distribution of the Bill of Lading to interested parties. ">
            <text:p>Changes for UBL 2.0 Update Package: Definition (cell Q26) changed from <text:s/>The distribution of the Bill to interested parties. <text:s/>to <text:s/>The distribution of the Bill of Lading to interested parties. </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10" office:value-type="string" office:string-value="Bill Of Lading. Signature">
            <text:p>Bill Of Lading. Signatur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